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 style:data-style-name="N118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18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1" table:number-rows-spanned="2">
            <text:p>Grade</text:p>
          </table:table-cell>
          <table:table-cell table:style-name="ce3" office:value-type="float" office:value="4" table:number-columns-spanned="2" table:number-rows-spanned="2">
            <text:p>4.0</text:p>
          </table:table-cell>
          <table:covered-table-cell table:style-name="ce4"/>
          <table:table-cell table:style-name="ce3" office:value-type="float" office:value="3" table:number-columns-spanned="2" table:number-rows-spanned="2">
            <text:p>3.0</text:p>
          </table:table-cell>
          <table:covered-table-cell table:style-name="ce4"/>
          <table:table-cell table:style-name="ce3" office:value-type="float" office:value="2" table:number-columns-spanned="2" table:number-rows-spanned="2">
            <text:p>2.0</text:p>
          </table:table-cell>
          <table:covered-table-cell table:style-name="ce4"/>
          <table:table-cell table:style-name="ce3" office:value-type="float" office:value="1" table:number-columns-spanned="2" table:number-rows-spanned="2">
            <text:p>1.0</text:p>
          </table:table-cell>
          <table:covered-table-cell table:style-name="ce4"/>
        </table:table-row>
        <table:table-row table:style-name="ro1">
          <table:covered-table-cell/>
          <table:covered-table-cell table:number-columns-repeated="8" table:style-name="ce4"/>
        </table:table-row>
        <table:table-row table:style-name="ro1">
          <table:table-cell table:style-name="ce1" office:value-type="string" table:number-columns-spanned="1" table:number-rows-spanned="4">
            <text:p>Code </text:p>
            <text:p>Commenting</text:p>
            <text:p>&amp;</text:p>
            <text:p>Documentation</text:p>
          </table:table-cell>
          <table:table-cell table:style-name="ce1" office:value-type="string" table:number-columns-spanned="2" table:number-rows-spanned="4">
            <text:p>All documents including code </text:p>
            <text:p>fully javadoced and have </text:p>
            <text:p>relevant comments within code</text:p>
            <text:p><text:s/>For extra readability and interpretation. </text:p>
          </table:table-cell>
          <table:covered-table-cell/>
          <table:table-cell table:style-name="ce1" office:value-type="string" table:number-columns-spanned="2" table:number-rows-spanned="4">
            <text:p>All code is either javadoced or </text:p>
            <text:p>Have relevant comments, or </text:p>
            <text:p>Both without javadoc complete</text:p>
            <text:p>Or generated. </text:p>
          </table:table-cell>
          <table:covered-table-cell/>
          <table:table-cell table:style-name="ce1" office:value-type="string" table:number-columns-spanned="2" table:number-rows-spanned="4">
            <text:p>No javadoc comments, or </text:p>
            <text:p>Relevant comments. </text:p>
            <text:p>Code littered with irrelevant </text:p>
            <text:p>Comments.</text:p>
          </table:table-cell>
          <table:covered-table-cell/>
          <table:table-cell table:style-name="ce1" office:value-type="string" table:number-columns-spanned="2" table:number-rows-spanned="4">
            <text:p>Old code still present and </text:p>
            <text:p>Commented out, Little to </text:p>
            <text:p>No relevant comments </text:p>
          </table:table-cell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table:style-name="ce1" office:value-type="string" table:number-columns-spanned="1" table:number-rows-spanned="4">
            <text:p>Code </text:p>
            <text:p>Testing</text:p>
          </table:table-cell>
          <table:table-cell table:style-name="ce1" office:value-type="string" table:number-columns-spanned="2" table:number-rows-spanned="4">
            <text:p>Fully Tests 100+ reactions, included in</text:p>
            <text:p>File folders, with paper representation</text:p>
            <text:p>For all molecules / matching / </text:p>
            <text:p>Reaction signatures. </text:p>
          </table:table-cell>
          <table:covered-table-cell/>
          <table:table-cell table:style-name="ce1" office:value-type="string" table:number-columns-spanned="2" table:number-rows-spanned="4">
            <text:p>Fully tests 75 + reactions, may</text:p>
            <text:p>Or may not be included. </text:p>
            <text:p>Paper representations for most</text:p>
            <text:p>Molecules. </text:p>
          </table:table-cell>
          <table:covered-table-cell/>
          <table:table-cell table:style-name="ce1" office:value-type="string" table:number-columns-spanned="2" table:number-rows-spanned="4">
            <text:p>Tests 50 + reactions, files not </text:p>
            <text:p>Included, no obvious correct</text:p>
            <text:p>Answers available for </text:p>
            <text:p>Comparison with code output.</text:p>
          </table:table-cell>
          <table:covered-table-cell/>
          <table:table-cell table:style-name="ce1" office:value-type="string" table:number-columns-spanned="2" table:number-rows-spanned="4">
            <text:p>Test 25+ reactions, no other</text:p>
            <text:p>Data besides the mol files. </text:p>
          </table:table-cell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table:style-name="ce1" office:value-type="string" table:number-columns-spanned="1" table:number-rows-spanned="4">
            <text:p>Atom </text:p>
            <text:p>Matching</text:p>
            <text:p>Correctness</text:p>
          </table:table-cell>
          <table:table-cell table:style-name="ce1" office:value-type="string" table:number-columns-spanned="2" table:number-rows-spanned="4">
            <text:p>Atoms match for reactions with </text:p>
            <text:p>100 % accuracy of tested reactions</text:p>
            <text:p>Strong promise of working for </text:p>
            <text:p>Arbitrary reactions. </text:p>
          </table:table-cell>
          <table:covered-table-cell/>
          <table:table-cell table:style-name="ce1" office:value-type="string" table:number-columns-spanned="2" table:number-rows-spanned="4">
            <text:p>Atoms match for 85 % of </text:p>
            <text:p>Tested reactions correctly</text:p>
          </table:table-cell>
          <table:covered-table-cell/>
          <table:table-cell table:style-name="ce1" office:value-type="string" table:number-columns-spanned="2" table:number-rows-spanned="4">
            <text:p>Atoms match for 75 % of </text:p>
            <text:p>Tested reactions, correctly </text:p>
            <text:p>Or almost correctly.</text:p>
          </table:table-cell>
          <table:covered-table-cell/>
          <table:table-cell table:style-name="ce1" office:value-type="string" table:number-columns-spanned="2" table:number-rows-spanned="4">
            <text:p>&gt;25 % of reactions fail to match</text:p>
            <text:p>Atoms perfectly.</text:p>
          </table:table-cell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table:style-name="ce1" office:value-type="string" table:number-columns-spanned="1" table:number-rows-spanned="4">
            <text:p>Reaction</text:p>
            <text:p>Signature</text:p>
            <text:p>Correctness</text:p>
          </table:table-cell>
          <table:table-cell table:style-name="ce1" office:value-type="string" table:number-columns-spanned="2" table:number-rows-spanned="4">
            <text:p>Reaction Signatures correctly </text:p>
            <text:p>Generated with atoms in order with </text:p>
            <text:p>Correct symbols for 95% + of tested</text:p>
            <text:p>Reactions.</text:p>
          </table:table-cell>
          <table:covered-table-cell/>
          <table:table-cell table:style-name="ce1" office:value-type="string" table:number-columns-spanned="2" table:number-rows-spanned="4">
            <text:p>Reactions signatures correct </text:p>
            <text:p>For 80 % tested reactions</text:p>
            <text:p>Or some symbols</text:p>
            <text:p>Incorrect.</text:p>
          </table:table-cell>
          <table:covered-table-cell/>
          <table:table-cell table:style-name="ce1" office:value-type="string" table:number-columns-spanned="2" table:number-rows-spanned="4">
            <text:p>Reaction Signatures produced</text:p>
            <text:p>Have atoms out of order</text:p>
            <text:p>And/or symbols wrong</text:p>
          </table:table-cell>
          <table:covered-table-cell/>
          <table:table-cell table:style-name="ce1" office:value-type="string" table:number-columns-spanned="2" table:number-rows-spanned="4">
            <text:p>Reaction Signatures Not </text:p>
            <text:p>Produced or have less than </text:p>
            <text:p>75 % accuracy</text:p>
          </table:table-cell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table:style-name="ce1" office:value-type="string" table:number-columns-spanned="1" table:number-rows-spanned="4">
            <text:p>Presentation</text:p>
          </table:table-cell>
          <table:table-cell table:style-name="ce1" office:value-type="string" table:number-columns-spanned="2" table:number-rows-spanned="4">
            <text:p>Presentation executed on time, with </text:p>
            <text:p>Intro, body, conclusion. Project</text:p>
            <text:p>Well presented with results and </text:p>
            <text:p>Demonstration of running code</text:p>
            <text:p>And javadoc comments. </text:p>
          </table:table-cell>
          <table:covered-table-cell/>
          <table:table-cell table:style-name="ce1" office:value-type="string" table:number-columns-spanned="2" table:number-rows-spanned="4">
            <text:p>Presentation okay, done on </text:p>
            <text:p>Time with body, and either</text:p>
            <text:p>Intro or conclusion, </text:p>
            <text:p>Running code shown, </text:p>
            <text:p>Comments shown.</text:p>
          </table:table-cell>
          <table:covered-table-cell/>
          <table:table-cell table:style-name="ce1" office:value-type="string" table:number-columns-spanned="2" table:number-rows-spanned="4">
            <text:p>Problems with the running code</text:p>
            <text:p>Or with the presentation itself</text:p>
            <text:p>Output data not shown</text:p>
            <text:p>Presentation unclear</text:p>
          </table:table-cell>
          <table:covered-table-cell/>
          <table:table-cell table:style-name="ce1" office:value-type="string" table:number-columns-spanned="2" table:number-rows-spanned="4">
            <text:p>Presentation done, relevant </text:p>
            <text:p>Information not given, </text:p>
            <text:p>No results or working code</text:p>
            <text:p>Shown. </text:p>
          </table:table-cell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table:style-name="ce1" office:value-type="string" table:number-columns-spanned="1" table:number-rows-spanned="4">
            <text:p>Timeliness</text:p>
            <text:p>&amp;</text:p>
            <text:p>Stats Reports</text:p>
          </table:table-cell>
          <table:table-cell table:style-name="ce1" office:value-type="string" table:number-columns-spanned="2" table:number-rows-spanned="4">
            <text:p>General Due dates met within one </text:p>
            <text:p>Weeks of met deadline. Reports of </text:p>
            <text:p>Statistical analysis of effectiveness of </text:p>
            <text:p>Both atom matching and reaction </text:p>
            <text:p>Signature production complete. </text:p>
          </table:table-cell>
          <table:covered-table-cell/>
          <table:table-cell table:style-name="ce1" office:value-type="string" table:number-columns-spanned="2" table:number-rows-spanned="4">
            <text:p>Due dates met within two </text:p>
            <text:p>Weeks of date. Analysis done</text:p>
            <text:p>But not well presented for </text:p>
            <text:p>Matching and signatures</text:p>
          </table:table-cell>
          <table:covered-table-cell/>
          <table:table-cell table:style-name="ce1" office:value-type="string" table:number-columns-spanned="2" table:number-rows-spanned="4">
            <text:p>Dates roughly met (&gt; 3 week</text:p>
            <text:p>Error) analysis only done for </text:p>
            <text:p>One algorithm's results</text:p>
          </table:table-cell>
          <table:covered-table-cell/>
          <table:table-cell table:style-name="ce1" office:value-type="string" table:number-columns-spanned="2" table:number-rows-spanned="4">
            <text:p>Project not entirely complete.</text:p>
            <text:p>No analysis done on either</text:p>
            <text:p>Algorithm or done wrong</text:p>
          </table:table-cell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3-10-22T16:21:22</meta:creation-date>
    <dc:date>2013-10-22T16:51:09</dc:date>
    <dc:creator>matt </dc:creator>
    <meta:editing-duration>PT18M13S</meta:editing-duration>
    <meta:editing-cycles>5</meta:editing-cycles>
    <meta:generator>LibreOffice/4.0.2.2$Linux_X86_64 LibreOffice_project/400m0$Build-2</meta:generator>
    <meta:document-statistic meta:table-count="1" meta:cell-count="35" meta:object-count="0"/>
  </office:meta>
</office:document-meta>
</file>